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rial" svg:font-family="arial, sans-serif"/>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lyt-blackandwhite_7e_LT_7e_Titel">
      <style:paragraph-properties fo:text-align="center" style:justify-single-word="false" style:text-autospace="none"/>
      <style:text-properties style:use-window-font-color="true" style:text-outline="false" style:text-line-through-style="none" style:font-name="Albany" fo:font-size="22pt" fo:font-style="normal" fo:text-shadow="none" style:text-underline-style="none" fo:font-weight="bold" style:font-name-asian="Albany" style:font-size-asian="22pt" style:font-style-asian="normal" style:font-weight-asian="bold" style:font-name-complex="Albany" style:font-size-complex="22pt" style:font-style-complex="normal" style:font-weight-complex="bold" style:text-emphasize="none"/>
    </style:style>
    <style:style style:name="P2" style:family="paragraph" style:parent-style-name="lyt-blackandwhite_7e_LT_7e_Titel">
      <style:paragraph-properties fo:text-align="center" style:justify-single-word="false" style:text-autospace="none"/>
      <style:text-properties style:use-window-font-color="true" style:text-outline="false" style:text-line-through-style="none" style:font-name="Albany" fo:font-size="16pt" fo:font-style="normal" fo:text-shadow="none" style:text-underline-style="none" fo:font-weight="normal" style:font-name-asian="Albany" style:font-size-asian="16pt" style:font-style-asian="normal" style:font-weight-asian="normal" style:font-name-complex="Albany" style:font-size-complex="16pt" style:font-style-complex="normal" style:font-weight-complex="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ck, Draw! GANs</text:p>
      <text:p text:style-name="P2">Gabriel Scoccola</text:p>
      <text:p text:style-name="Standard">En este trabajo se usaron redes generativas adversarias (GAN) para producir imágenes símilares a dibujos simples hechos por personas. </text:p>
      <text:p text:style-name="Standard"/>
      <text:p text:style-name="Standard">En particular, se probaron tres paradigmas diversos de GANs con el objetivo de generar ejemplos semejantes a dibujos realizados en menos de 20 segundos por jugadores de "Quick, Draw!". En el proceso también se utilizaron de prueba imagenes de dígitos escritos a mano de la base de datos MNIST.</text:p>
      <text:p text:style-name="Standard"/>
      <text:p text:style-name="Standard">El primer paradigma de GAN probado fue el original de Goodfellow et al en 2014, que busca aproximar la distribución del dataset original minimizando la divergencia de Jensen-Shanon con la distribucion generada. En términos del un número finito de samples, esto se traduce a usar la Binary Cross Entropy como funcion de costo, alternando entre actualizar el discriminador para maximizarla y luego el generador para minimizarla. </text:p>
      <text:p text:style-name="Standard"/>
      <text:p text:style-name="Standard">El segundo paradigma es el de las llamadas Wasserstein GAN (WGAN), donde la función de costo se deduce de una aproximación de la 'Earth Mover Distance' o 'Wasserstein 1 Distance' entre las distribuciones de probabilidad subyacentes. Este nuevo paradigma, introducido en 2017 por Arjovsky et al, propone además el cambio del discriminador por un 'crítico', que a cada ejemplo le asigna un numero real no acotado, en vez de una probabilidad entre 0 y 1. También este marco teórico utiliza weight clipping, que restringe los posibles pesos de las redes al fin de cada iteración.</text:p>
      <text:p text:style-name="Standard"/>
      <text:p text:style-name="Standard">El tercer paradigma probado es el de usar la Implicit Maximum Likelihood Estimation (IMLE), donde la función de costo del generador se calcula (de a batch) iterando sobre cada ejemplo real y calculando la distancia euclidea con el ejemplo generado más cercano. Los autores Ke Li et al argumentan en su publicación del 2018 que este procedimiento evita el problema de 'Mode Dropping', al costo de requerir mayor complejidad de la red para producir ejemplos realistas. El funcionamiento del discriminador se mantiene igual al de la GAN original.</text:p>
      <text:p text:style-name="Standard"/>
      <text:p text:style-name="Standard">La implementación práctica de estos algoritmos se basó en la arquitectura e hiperparámentros originales propuestos por Goodfellow, haciendo modificaciónes concisas para lograr los otros paradigmas y tratar de obtener mejores resultados, pero sin perder noción del funcionamiento del algoritmo. La capacidad modesta de CPU no permitió una exploración exhaustiva de hiperparámetros.</text:p>
      <text:p text:style-name="Standard"/>
      <text:p text:style-name="Standard">Los resultados más satisfactorios se obtuvieron con la GAN original, aumentando las iteraciones de entrenamiento del discriminador por época, ampliando las capas de parámetros entrenables y agregando dropout en las instancias intermedias del discriminador. Los entrenamientos se realizaron para 5 categorias ('circle', 'octagon', 'cat', 'fish', 'coffee cup') sobre 50,000 ejemplos de cada una, con una duración promedio de 20 horas.</text:p>
      <text:p text:style-name="Standard"/>
      <text:p text:style-name="Standard">Para obtener una medida de realismo de estos resultados, se entrenó de manera supervisada un clasificador convolucional para 10 categorías de dibujos, incluyendo las 5 mencionadas, usando 50000 samples de cada una (sin overlap con los samples con los que se entrenaron las GANs). La precisión de este clasificador en un crossvalidation set de otros 50000 dibujos fue de 0.9179. Luego se probó este clasificador sobre 2500 ejemplos de cada categoria generada por la GAN ('circle', 'octagon', 'cat', 'fish', 'coffee cup'), donde se obtuvieron precisiones de 0.9720, 0.9536, 0.6920, 0.9416, 0.8608 respectivamente, lo cual refleja la mayor varianza cualitativa de dibujos posibles para diferentes labels. La precisión promedio es 0.8840, bastante cercana a la de crossvalidation.</text:p>
      <text:p text:style-name="Standard"/>
      <text:p text:style-name="Standard">Para la WGAN, no se encontraron hiperparámetros que dieran resultados semejantes a los reales, tampoco para los digitos del MNIST, incluso con arquitecturas más grandes y alto numero de épocas.</text:p>
      <text:p text:style-name="Standard">En el caso de la <text:s/>IMLE GAN, el cálculo de distancias euclídeas requirió una simplificación de la arquitectura para obtener tiempos de entrenamiento viables, del orden de 24 horas. Los resultados obtenidos son cualitativamente diferentes a las de la GAN original, con más blur y uniformidad entre ellos. Su calidad es mejor que los obtenidos con la WGAN, pero es evidente la falta de variedad en comparación en los dibujos re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rial" svg:font-family="arial, sans-serif"/>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style:font-name="Arial" fo:font-size="28pt" style:letter-kerning="true" style:font-name-asian="Arial" style:font-size-asian="28pt" style:font-name-complex="Arial" style:font-size-complex="28pt" style:text-overline-style="none" style:text-overline-color="font-color"/>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brown_7e_LT_7e_Gliederung_20_1" style:display-name="lyt-brown~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lyt-brown_7e_LT_7e_Gliederung_20_6" style:display-name="lyt-brown~LT~Gliederung 6" style:family="paragraph" style:parent-style-name="Default_7e_LT_7e_Gliederung_20_5">
      <style:paragraph-properties fo:margin-left="2.8346in" fo:margin-right="0in" fo:text-indent="-0.2362in" style:auto-text-indent="false">
        <style:tab-stops/>
      </style:paragraph-properties>
    </style:style>
    <style:style style:name="lyt-brown_7e_LT_7e_Gliederung_20_7" style:display-name="lyt-brown~LT~Gliederung 7" style:family="paragraph" style:parent-style-name="Default_7e_LT_7e_Gliederung_20_6">
      <style:paragraph-properties fo:margin-left="3.3071in" fo:margin-right="0in" fo:text-indent="-0.2362in" style:auto-text-indent="false">
        <style:tab-stops/>
      </style:paragraph-properties>
    </style:style>
    <style:style style:name="lyt-brown_7e_LT_7e_Gliederung_20_8" style:display-name="lyt-brown~LT~Gliederung 8" style:family="paragraph" style:parent-style-name="Default_7e_LT_7e_Gliederung_20_7">
      <style:paragraph-properties fo:margin-left="3.7799in" fo:margin-right="0in" fo:text-indent="-0.2362in" style:auto-text-indent="false">
        <style:tab-stops/>
      </style:paragraph-properties>
    </style:style>
    <style:style style:name="lyt-brown_7e_LT_7e_Gliederung_20_9" style:display-name="lyt-brown~LT~Gliederung 9" style:family="paragraph" style:parent-style-name="Default_7e_LT_7e_Gliederung_20_8">
      <style:paragraph-properties fo:margin-left="4.252in" fo:margin-right="0in" fo:text-indent="-0.2362in"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lyt-blackandwhite_7e_LT_7e_Gliederung_20_1" style:display-name="lyt-blackandwhit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ackandwhite_7e_LT_7e_Gliederung_20_2" style:display-name="lyt-blackandwhite~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lackandwhite_7e_LT_7e_Gliederung_20_3" style:display-name="lyt-blackandwhit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lackandwhite_7e_LT_7e_Gliederung_20_4" style:display-name="lyt-blackandwhit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lackandwhite_7e_LT_7e_Gliederung_20_5" style:display-name="lyt-blackandwhit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lyt-blackandwhite_7e_LT_7e_Gliederung_20_6" style:display-name="lyt-blackandwhite~LT~Gliederung 6" style:family="paragraph" style:parent-style-name="Default_7e_LT_7e_Gliederung_20_5">
      <style:paragraph-properties fo:margin-left="2.8346in" fo:margin-right="0in" fo:text-indent="-0.2362in" style:auto-text-indent="false">
        <style:tab-stops/>
      </style:paragraph-properties>
    </style:style>
    <style:style style:name="lyt-blackandwhite_7e_LT_7e_Gliederung_20_7" style:display-name="lyt-blackandwhite~LT~Gliederung 7" style:family="paragraph" style:parent-style-name="Default_7e_LT_7e_Gliederung_20_6">
      <style:paragraph-properties fo:margin-left="3.3071in" fo:margin-right="0in" fo:text-indent="-0.2362in" style:auto-text-indent="false">
        <style:tab-stops/>
      </style:paragraph-properties>
    </style:style>
    <style:style style:name="lyt-blackandwhite_7e_LT_7e_Gliederung_20_8" style:display-name="lyt-blackandwhite~LT~Gliederung 8" style:family="paragraph" style:parent-style-name="Default_7e_LT_7e_Gliederung_20_7">
      <style:paragraph-properties fo:margin-left="3.7799in" fo:margin-right="0in" fo:text-indent="-0.2362in" style:auto-text-indent="false">
        <style:tab-stops/>
      </style:paragraph-properties>
    </style:style>
    <style:style style:name="lyt-blackandwhite_7e_LT_7e_Gliederung_20_9" style:display-name="lyt-blackandwhite~LT~Gliederung 9" style:family="paragraph" style:parent-style-name="Default_7e_LT_7e_Gliederung_20_8">
      <style:paragraph-properties fo:margin-left="4.252in" fo:margin-right="0in" fo:text-indent="-0.2362in" style:auto-text-indent="false">
        <style:tab-stops/>
      </style:paragraph-properties>
    </style:style>
    <style:style style:name="lyt-blackandwhite_7e_LT_7e_Titel" style:display-name="lyt-blackandwhit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ackandwhite_7e_LT_7e_Untertitel" style:display-name="lyt-blackandwhit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ackandwhite_7e_LT_7e_Notizen" style:display-name="lyt-blackandwhit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6pt" fo:font-style="normal" fo:text-shadow="none" style:text-underline-style="none" fo:font-weight="normal" style:font-name-asian="Tahoma" style:font-size-asian="26pt" style:font-style-asian="normal" style:font-weight-asian="normal" style:font-name-complex="Tahoma" style:font-size-complex="26pt" style:font-style-complex="normal" style:font-weight-complex="normal" style:text-emphasize="none"/>
    </style:style>
    <style:style style:name="lyt-blackandwhite_7e_LT_7e_Hintergrundobjekte" style:display-name="lyt-blackandwhite~LT~Hintergrundobjekte" style:family="paragraph">
      <style:paragraph-properties style:text-autospace="none"/>
    </style:style>
    <style:style style:name="lyt-blackandwhite_7e_LT_7e_Hintergrund" style:display-name="lyt-blackandwhite~LT~Hintergrund" style:family="paragraph">
      <style:paragraph-properties style:text-autospace="none"/>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161in" fo:margin-bottom="0.5083in" fo:margin-left="0.4638in" fo:margin-right="0.379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19H46M25S</meta:editing-duration>
    <meta:editing-cycles>20</meta:editing-cycles>
    <meta:generator>OpenOffice/4.1.7$Win32 OpenOffice.org_project/417m1$Build-9800</meta:generator>
    <dc:date>2019-12-10T02:49:01.36</dc:date>
    <dc:creator>Gabriel Scoccola</dc:creator>
    <meta:document-statistic meta:table-count="0" meta:image-count="0" meta:object-count="0" meta:page-count="1" meta:paragraph-count="12" meta:word-count="650" meta:character-count="4215"/>
    <meta:user-defined meta:name="Info 1"/>
    <meta:user-defined meta:name="Info 2"/>
    <meta:user-defined meta:name="Info 3"/>
    <meta:user-defined meta:name="Info 4"/>
  </office:meta>
</office:document-meta>
</file>